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text-underline-style="none"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nologie MICHEL GARNIER</text:p>
      <text:p text:style-name="P1">(1753-1829)</text:p>
      <text:p text:style-name="P1"/>
      <text:p text:style-name="P1"/>
      <text:list xml:id="list7676670254151575429" text:style-name="L1">
        <text:list-item>
          <text:p text:style-name="P3">Naissance à Saint-Cloud, le 21 Janvier 1753<text:line-break/>Fils de Michel GARNIER (1722-1793), Frotteur au château de Saint-Cloud et de Élisabeth HUBERT (1734- )</text:p>
        </text:list-item>
        <text:list-item>
          <text:p text:style-name="P3">Il fut l'élève de Louis-Jean-Jacques DURAMEAU et sans doute de <text:s/>Charles LEPEINTRE <text:span text:style-name="Strong_20_Emphasis"><text:span text:style-name="T3">le portraitiste officiel de Louis-Philippe, duc d'Orléans. </text:span></text:span>(source : <text:a xlink:type="simple" xlink:href="https://dsi.hi.uni-stuttgart.de/index.php?table_name=dsi&amp;function=details&amp;where_field=id&amp;where_value=2393" text:style-name="Internet_20_link" text:visited-style-name="Visited_20_Internet_20_Link">https://dsi.hi.uni-stuttgart.de/index.php?table_name=dsi&amp;function=details&amp;where_field=id&amp;where_value=2393</text:a> <text:s/>et <text:a xlink:type="simple" xlink:href="https://marie-antoinette.forumactif.org/t3030-michel-garnier-peintre-meconnu-de-la-fin-du-xviiie-siecle" text:style-name="Internet_20_link" text:visited-style-name="Visited_20_Internet_20_Link">https://marie-antoinette.forumactif.org/t3030-michel-garnier-peintre-meconnu-de-la-fin-du-xviiie-siecle</text:a> )</text:p>
        </text:list-item>
        <text:list-item>
          <text:p text:style-name="P3">Il sut, par le dynamisme de ses compositions et la perfection de sa technique largement empruntée aux <text:span text:style-name="T4">fijnschilders</text:span> -"peintres fins" de l'école hollandaise tels Gérard Ter Borch ou Gabriel Metsu- du siècle précédent, et s'attirer une clientèle plus vaste pour ses nombreuses scènes de genre. </text:p>
        </text:list-item>
      </text:list>
      <text:p text:style-name="P2"/>
      <text:list xml:id="list36264596" text:continue-numbering="true" text:style-name="L1">
        <text:list-item>
          <text:p text:style-name="P3">Sa première œuvre connue et celle de Louis-Philippe d'Orléans, duc de Chartres (futur Philippe-Egalité) qui était probablement son protecteur. Cette œuvre serait datée de 1781 ou de 1777</text:p>
        </text:list-item>
        <text:list-item>
          <text:p text:style-name="P3">Probablement franc-maçon comme son protecteur ou comme le <text:span text:style-name="Strong_20_Emphasis">marquis de Saint-Marc, l'un de ses commanditaires</text:span>, Garnier produisit, à partir de 1785, des scènes de genre. <text:line-break/>Il entra notamment dans l'atelier de <text:span text:style-name="T2">Jean-Baptiste-Marie Pierre ( </text:span><text:a xlink:type="simple" xlink:href="https://fr.wikipedia.org/wiki/Jean-Baptiste-Marie_Pierre" text:style-name="Internet_20_link" text:visited-style-name="Visited_20_Internet_20_Link"><text:span text:style-name="T3">https://fr.wikipedia.org/wiki/Jean-Baptiste-Marie_Pierre</text:span></text:a><text:span text:style-name="T3"> </text:span><text:span text:style-name="T2">) : </text:span><text:span text:style-name="T5">Source Wikipédia</text:span>. <text:line-break/></text:p>
        </text:list-item>
        <text:list-item>
          <text:p text:style-name="P3">En 1790 il réalise un portrait de Joséphine de Beauharnais.</text:p>
        </text:list-item>
        <text:list-item>
          <text:p text:style-name="P3">En 1791, il exposa au Salon (<text:span text:style-name="T1">Salon de peinture et de sculpture</text:span>), manifestation artistique qui a eu lieu à <text:a xlink:type="simple" xlink:href="https://fr.wikipedia.org/wiki/Paris" text:style-name="Internet_20_link" text:visited-style-name="Visited_20_Internet_20_Link">Paris</text:a> de la fin du XVIIe siècle à 1880 et qui exposait les œuvres des artistes agréés originellement par l'<text:a xlink:type="simple" xlink:href="https://fr.wikipedia.org/wiki/Académie_royale_de_peinture_et_de_sculpture" text:style-name="Internet_20_link" text:visited-style-name="Visited_20_Internet_20_Link">Académie royale de peinture et de sculpture</text:a> </text:p>
        </text:list-item>
        <text:list-item>
          <text:p text:style-name="P3">Mariage en Juin 1794, en première noce à 41 ans, avec Louise Gabrielle MILON (1752-1798). Union de <text:s/>laquelle ne naîtra aucun descendant (ou tout au moins aucun descendant vivant lors du décès de Michel en 1829. Aucun héritier issu de cette union n'étant cité sur l'acte de succession). <text:line-break/>Ce mariage ne durera que 4 ans jusqu'au décès de <text:s/>Louise Gabrielle le 5 mai 1798 à l'age de 46 ans</text:p>
        </text:list-item>
        <text:list-item>
          <text:p text:style-name="P3">En mai 1798, le couple GARNIER-MILON vit à Paris, au 44 rue des petites écuries dans le 3e arrondissement.</text:p>
        </text:list-item>
        <text:list-item>
          <text:p text:style-name="P3">Le 19 Octobre 1800, au Havre, il embarque à bord de la corvette « Le Naturaliste », dans l'expédition Baudin, un voyage d'exploration scientifique dirigé par Nicolas Baudin<text:line-break/><text:a xlink:type="simple" xlink:href="https://fr.wikipedia.org/wiki/Expédition_Baudin" text:style-name="Internet_20_link" text:visited-style-name="Visited_20_Internet_20_Link">https://fr.wikipedia.org/wiki/Exp%C3%A9dition_Baudin</text:a></text:p>
        </text:list-item>
        <text:list-item>
          <text:p text:style-name="P3">en 1801, du fait de problèmes de santé, il quitte l'expédition avec d'autres artistes et savants lors d'une escale sur l'Ile Maurice, nommée l'Ile-de-France à l'époque. Il y restera jusqu'en 1810.</text:p>
        </text:list-item>
        <text:list-item>
          <text:p text:style-name="P3">Durant son séjour sur l'Ile-de-France, Il portraitura les colons avec succès, mais son grand œuvre là-bas reste une série de quelques <text:span text:style-name="T4">140 tableaux de fleurs et fruits de l’île de France et de l’île Bourbon</text:span> (aujourd’hui la Réunion). (source : extrait d'un expert de Christie's lors d'une vente aux enchères de ses œuvres naturaliste. sur <text:a xlink:type="simple" xlink:href="https://marie-antoinette.forumactif.org/t3030-michel-garnier-peintre-meconnu-de-la-fin-du-xviiie-siecle" text:style-name="Internet_20_link" text:visited-style-name="Visited_20_Internet_20_Link">https://marie-antoinette.forumactif.org/t3030-michel-garnier-peintre-meconnu-de-la-fin-du-xviiie-siecle</text:a> )</text:p>
        </text:list-item>
        <text:list-item>
          <text:p text:style-name="P3"><text:span text:style-name="Strong_20_Emphasis">Garnier </text:span><text:span text:style-name="Strong_20_Emphasis"><text:span text:style-name="T3">travaillait avec le botaniste Louis-Antoine-Marie Robillard d’Argentelle</text:span></text:span> qui exécuta plus de cent modelages de fruits, branches et feuilles en cire, montés sur armature métallique. </text:p>
        </text:list-item>
        <text:list-item>
          <text:p text:style-name="P3"><text:soft-page-break/>Lors de son <text:span text:style-name="Strong_20_Emphasis">retour en 1810</text:span>, Garnier perdit tous ses biens, sauf sa collection de natures mortes, car la frégate qui le ramenait, <text:span text:style-name="T4">La Confiance</text:span>, fut capturée par l’ennemi anglais. </text:p>
        </text:list-item>
        <text:list-item>
          <text:p text:style-name="P3">12 Juin 1813, naissance à Paris, 4e Arrondissement, de sa fille Louise-Flore, conçue hors mariage avec Marie-Louise PETIT (1779-1860)</text:p>
        </text:list-item>
        <text:list-item>
          <text:p text:style-name="P3">8 Juillet 1814, naissance à Paris, 4e Arrondissement, de son fils Michel Eugène, conçu hors mariage avec Marie-Louise PETIT de 26 ans sa cadette.</text:p>
        </text:list-item>
        <text:list-item>
          <text:p text:style-name="P3">14 Novembre 1821, mariage avec Marie-Louise PETIT à Versailles où ils habitent avec leurs enfants depuis 5 ans au 18 rue Dauphine. Marie-Louise PETIT est divorcée d'avec Jean-Théodore BELHOME avec qui elle avait eu une fille, Louise-Virginie, née le 26 Novembre1800</text:p>
        </text:list-item>
        <text:list-item>
          <text:p text:style-name="P3">Michel GARNIER décède à 76 ans le 22 décembre 1829 à Versailles, dans son logement situé au 25 rue du Réservoir.</text:p>
        </text:list-item>
        <text:list-item>
          <text:p text:style-name="P3">Sa succession s'élève à peine à 60 000 francs (équivalent à environ 130 000 de nos euros)</text:p>
        </text:list-item>
        <text:list-item>
          <text:p text:style-name="P3">La plupart de ses œuvres connus sont soit ses portraits ou surtout ses scènes de genre datant d'avant son départ en 1800 avec l'expédition Baudin, soit ses œuvres naturalistes réalisées durant sa période à l'Ile Maurice.</text:p>
        </text:list-item>
        <text:list-item>
          <text:p text:style-name="P3">On ne connaît pas ses sources de revenus après son retour en 1810 jusqu'à sa mort. Son acte de mariage de même que son acte de décès le qualifient de « rentier ». Sa succession le qualifie quant à elle d'« artiste peintre »</text:p>
        </text:list-item>
        <text:list-item>
          <text:p text:style-name="P3">125 de ses œuvres réalisées durant sa présence sur « l'Ile-de-France » entre 1801 et 1806 sont visibles au MNHN (Musée nationale d'Histoire Naturelle de Paris). La liste de ces œuvres est consultable à l'adresse : <text:a xlink:type="simple" xlink:href="http://www.calames.abes.fr/pub/mnhn.aspx#details?id=Calames-201912311150418205" text:style-name="Internet_20_link" text:visited-style-name="Visited_20_Internet_20_Link">http://www.calames.abes.fr/pub/mnhn.aspx#details?id=Calames-201912311150418205</text:a><text:line-break/>Elles sont issues de collections : 90 pièces par Adolphe Brongniart, 37 pièces par Ernest Théodore Hamy et Louis Edouard Bureau.. </text:p>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F PARNEIX</meta:initial-creator>
    <meta:creation-date>2022-10-06T13:37:47.36</meta:creation-date>
    <dc:date>2022-10-06T16:04:28.43</dc:date>
    <dc:creator>JF PARNEIX</dc:creator>
    <meta:editing-duration>PT2H26M17S</meta:editing-duration>
    <meta:editing-cycles>52</meta:editing-cycles>
    <meta:generator>OpenOffice/4.1.7$Win32 OpenOffice.org_project/417m1$Build-9800</meta:generator>
    <meta:document-statistic meta:table-count="0" meta:image-count="0" meta:object-count="0" meta:page-count="2" meta:paragraph-count="24" meta:word-count="761" meta:character-count="5010"/>
  </office:meta>
</office:document-meta>
</file>